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4pt" style:font-size-asian="21pt" style:font-size-complex="24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break-before="page"/>
      <style:text-properties fo:font-size="12pt" style:font-size-asian="10.5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/>
        <text:p text:style-name="P1"/>
        <text:p text:style-name="P1"><office:annotation><dc:creator>Auteur inconnu</dc:creator><dc:date>2013-05-08T10:50:37</dc:date><text:p text:style-name="P5"><text:span text:style-name="T1">do section for child in childs</text:span></text:p><text:p text:style-name="P5"><text:span text:style-name="T1"/></text:p></office:annotation> <office:annotation><dc:creator>Auteur inconnu</dc:creator><dc:date>2013-05-08T10:51:47</dc:date><text:p text:style-name="P5"><text:span text:style-name="T1">do text</text:span></text:p><text:p text:style-name="P5"><text:span text:style-name="T1">from document(at=child['qrcode'])</text:span></text:p><text:p text:style-name="P5"><text:span text:style-name="T1"/></text:p></office:annotation></text:p>
        <text:p text:style-name="Standard"/>
        <text:p text:style-name="Standard"/>
        <text:p text:style-name="Standard"/>
        <text:p text:style-name="P2"><text:text-input text:description="ChildName">child['name']</text:text-input></text:p>
        <text:p text:style-name="P2"/>
        <text:p text:style-name="P3">Classe : <text:text-input text:description="class">child['class']</text:text-input></text:p>
        <text:p text:style-name="P3"/>
        <text:p text:style-name="P3">Personne responsable : <text:text-input text:description="Parent Name">child['parentname']</text:text-input></text:p>
        <text:p text:style-name="P3"/>
        <text:p text:style-name="P3">Tél. maison : <text:text-input text:description="HousePhone">child['parenthousephone']</text:text-input></text:p>
        <text:p text:style-name="P3">Tél. travail : <text:text-input text:description="WorkPhone">child['parentworkphone']</text:text-input></text:p>
        <text:p text:style-name="P3">GSM : <text:text-input text:description="GSM">child['parentgsm']</text:text-input></text:p>
        <text:p text:style-name="P3"/>
        <text:p text:style-name="P4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6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7:05:12</meta:creation-date>
    <meta:generator>LibreOffice/3.5$Linux_x86 LibreOffice_project/350m1$Build-2</meta:generator>
    <dc:date>2013-05-15T20:20:35</dc:date>
    <meta:editing-duration>P0D</meta:editing-duration>
    <meta:editing-cycles>4</meta:editing-cycles>
    <meta:document-statistic meta:table-count="0" meta:image-count="0" meta:object-count="0" meta:page-count="2" meta:paragraph-count="7" meta:word-count="21" meta:character-count="183" meta:non-whitespace-character-count="169"/>
  </office:meta>
</office:document-meta>
</file>